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5833in" style:rel-column-width="14979*"/>
    </style:style>
    <style:style style:name="Table1.B" style:family="table-column">
      <style:table-column-properties style:column-width="3.2396in" style:rel-column-width="30648*"/>
    </style:style>
    <style:style style:name="Table1.C" style:family="table-column">
      <style:table-column-properties style:column-width="2.1042in" style:rel-column-width="1990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1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" fo:font-size="10pt" style:font-size-asian="10pt" style:font-size-complex="10pt"/>
    </style:style>
    <style:style style:name="P2" style:family="paragraph" style:parent-style-name="Table_20_Contents">
      <style:text-properties style:font-name="Courier" fo:font-weight="bold" style:font-weight-asian="bold" style:font-weight-complex="bold"/>
    </style:style>
    <style:style style:name="P3" style:family="paragraph" style:parent-style-name="Table_20_Contents">
      <style:text-properties style:font-name="Courier" fo:font-size="8pt" style:font-size-asian="8pt" style:font-size-complex="8pt"/>
    </style:style>
    <style:style style:name="P4" style:family="paragraph" style:parent-style-name="Table_20_Contents">
      <style:text-properties style:font-name="Courier" fo:font-size="10pt" style:font-size-asian="10pt" style:font-size-complex="10pt"/>
    </style:style>
    <style:style style:name="P5" style:family="paragraph" style:parent-style-name="Table_20_Contents">
      <style:text-properties style:font-name="Courier" fo:font-size="8pt" style:font-size-asian="8pt" style:font-size-complex="8pt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rogram</text:p>
          </table:table-cell>
          <table:table-cell table:style-name="Table1.A1" office:value-type="string">
            <text:p text:style-name="P2">Code</text:p>
          </table:table-cell>
          <table:table-cell table:style-name="Table1.C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1"><text:span text:style-name="T2">{ {{{{}}}} {} }</text:span><text:line-break/><text:span text:style-name="T2">$</text:span> </text:p>
          </table:table-cell>
          <table:table-cell table:style-name="Table1.A2" office:value-type="string">
            <text:p text:style-name="P3">AC 13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int b</text:span><text:line-break/><text:span text:style-name="T1"> </text:span><text:span text:style-name="T2">string c</text:span><text:line-break/><text:span text:style-name="T1"> </text:span><text:span text:style-name="T2">a = 5</text:span><text:line-break/><text:span text:style-name="T1"> </text:span><text:span text:style-name="T2">b = 6</text:span><text:line-break/><text:span text:style-name="T1"> </text:span><text:span text:style-name="T2">c = "inta"</text:span><text:line-break/><text:span text:style-name="T1"> </text:span><text:span text:style-name="T2">print(c)</text:span><text:line-break/><text:span text:style-name="T1"> </text:span><text:span text:style-name="T2">print(b)</text:span><text:line-break/><text:span text:style-name="T1"> </text:span><text:span text:style-name="T2">print(a)</text:span><text:line-break/><text:span text:style-name="T1"> </text:span><text:span text:style-name="T2">print(5+b)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9 00 8D 43 00 A9 00 8D 44 00 A9 FF 8D</text:p>
            <text:p text:style-name="P3">45 00 A9 05 8D 43 00 A9 06 8D 44 00 A9 FB 8D 45</text:p>
            <text:p text:style-name="P3">00 AC 45 00 A2 02 FF AC 44 00 A2 01 FF AC 43 00</text:p>
            <text:p text:style-name="P3">A2 01 FF A9 05 6D 44 00 8D 42 00 AC 42 00 A2 01</text:p>
            <text:p text:style-name="P3">FF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69 6E 74 61 00</text:p>
            <text:p text:style-name="P3"/>
          </table:table-cell>
          <table:table-cell table:style-name="Table1.C2" office:value-type="string">
            <text:p text:style-name="P1">inta6511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{</text:span><text:line-break/><text:span text:style-name="T1"> <text:s/></text:span><text:span text:style-name="T2">int b</text:span><text:line-break/><text:span text:style-name="T1"> <text:s/></text:span><text:span text:style-name="T2">{</text:span><text:line-break/><text:span text:style-name="T1"> <text:s text:c="2"/></text:span><text:span text:style-name="T2">string c</text:span><text:line-break/><text:span text:style-name="T1"> <text:s text:c="2"/></text:span><text:span text:style-name="T2">{</text:span><text:line-break/><text:span text:style-name="T1"> <text:s text:c="3"/></text:span><text:span text:style-name="T2">a = 5</text:span><text:line-break/><text:span text:style-name="T1"> <text:s text:c="3"/></text:span><text:span text:style-name="T2">b = 6</text:span><text:line-break/><text:span text:style-name="T1"> <text:s text:c="3"/></text:span><text:span text:style-name="T2">c = "inta"</text:span><text:line-break/><text:span text:style-name="T1"> <text:s text:c="2"/></text:span><text:span text:style-name="T2">}</text:span><text:line-break/><text:span text:style-name="T1"> <text:s text:c="2"/></text:span><text:span text:style-name="T2">print(c)</text:span><text:line-break/><text:span text:style-name="T1"> <text:s/></text:span><text:span text:style-name="T2">}</text:span><text:line-break/><text:span text:style-name="T1"> <text:s/></text:span><text:span text:style-name="T2">print(b)</text:span><text:line-break/><text:span text:style-name="T1"> </text:span><text:span text:style-name="T2">}</text:span><text:line-break/><text:span text:style-name="T1"> </text:span><text:span text:style-name="T2">print(a)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9 00 8D 35 00 A9 00 8D 36 00 A9 FF 8D</text:p>
            <text:p text:style-name="P3">37 00 A9 05 8D 35 00 A9 06 8D 36 00 A9 FB 8D 37</text:p>
            <text:p text:style-name="P3">00 AC 37 00 A2 02 FF AC 36 00 A2 01 FF AC 35 00</text:p>
            <text:p text:style-name="P3">A2 01 FF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69 6E 74 61 00</text:p>
            <text:p text:style-name="P3"/>
          </table:table-cell>
          <table:table-cell table:style-name="Table1.C2" office:value-type="string">
            <text:p text:style-name="P1">inta65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print("")</text:span><text:line-break/><text:span text:style-name="T1"> </text:span><text:span text:style-name="T2">{}</text:span><text:line-break/><text:span text:style-name="T1"> </text:span><text:span text:style-name="T2">int a</text:span><text:line-break/><text:span text:style-name="T1"> </text:span><text:span text:style-name="T2">a = 0</text:span><text:line-break/><text:span text:style-name="T1"> </text:span><text:span text:style-name="T2">a = 3 + a</text:span><text:line-break/><text:span text:style-name="T1"> </text:span><text:span text:style-name="T2">int b</text:span><text:line-break/><text:span text:style-name="T1"> </text:span><text:span text:style-name="T2">b = 8</text:span><text:line-break/><text:span text:style-name="T1"> </text:span><text:span text:style-name="T2">{</text:span><text:line-break/><text:span text:style-name="T1"> <text:s/></text:span><text:span text:style-name="T2">{</text:span><text:line-break/><text:span text:style-name="T1"> <text:s text:c="2"/></text:span><text:span text:style-name="T2">print ("inta is not int a")</text:span><text:line-break/><text:span text:style-name="T1"> <text:s text:c="2"/></text:span><text:span text:style-name="T2">print (1-2-3-4-5+4+3+2+1)</text:span><text:line-break/><text:span text:style-name="T1"> <text:s text:c="2"/></text:span><text:span text:style-name="T2">print (a)</text:span><text:line-break/><text:soft-page-break/><text:span text:style-name="T1"> <text:s/></text:span><text:span text:style-name="T2">}</text:span><text:line-break/><text:span text:style-name="T1"> <text:s/></text:span><text:span text:style-name="T2">int a</text:span><text:line-break/><text:span text:style-name="T1"> <text:s/></text:span><text:span text:style-name="T2">a = 7</text:span><text:line-break/><text:span text:style-name="T1"> <text:s/></text:span><text:span text:style-name="T2">string b</text:span><text:line-break/><text:span text:style-name="T1"> <text:s/></text:span><text:span text:style-name="T2">b = "one string"</text:span><text:line-break/><text:span text:style-name="T1"> <text:s/></text:span><text:span text:style-name="T2">print(b)</text:span><text:line-break/><text:span text:style-name="T1"> </text:span><text:span text:style-name="T2">}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0 FF A2 02 FF A9 00 8D 9C 00 A9 00 8D</text:p>
            <text:p text:style-name="P3">9C 00 A9 03 6D 9C 00 8D 9B 00 AD 9B 00 8D 9C 00</text:p>
            <text:p text:style-name="P3">A9 00 8D 9D 00 A9 08 8D 9D 00 A0 ED A2 02 FF A9</text:p>
            <text:p text:style-name="P3">01 8D 9B 00 A9 02 6D 9B 00 8D 9B 00 A9 03 6D 9B</text:p>
            <text:p text:style-name="P3">00 8D 9B 00 A9 04 6D 9B 00 8D 9B 00 A9 FB 6D 9B</text:p>
            <text:p text:style-name="P3">00 8D 9B 00 A9 FC 6D 9B 00 8D 9B 00 A9 FD 6D 9B</text:p>
            <text:p text:style-name="P3">00 8D 9B 00 A9 FE 6D 9B 00 8D 9B 00 A9 01 6D 9B</text:p>
            <text:p text:style-name="P3">00 8D 9B 00 AC 9B 00 A2 01 FF AC 9C 00 A2 01 FF</text:p>
            <text:p text:style-name="P3">A9 00 8D 9E 00 A9 07 8D 9E 00 A9 FF 8D 9F 00 A9</text:p>
            <text:p text:style-name="P3">E2 8D 9F 00 AC 9F 00 A2 02 FF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6F 6E 65 20 73 74 72 69 6E 67 00 69 6E 74</text:p>
            <text:p text:style-name="P3">61 20 69 73 20 6E 6F 74 20 69 6E 74 20 61 00 00</text:p>
            <text:p text:style-name="P3"/>
          </table:table-cell>
          <table:table-cell table:style-name="Table1.C2" office:value-type="string">
            <text:p text:style-name="P1">inta is not inta-33one string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a = 6</text:span><text:line-break/><text:span text:style-name="T1"> </text:span><text:span text:style-name="T2">{</text:span><text:line-break/><text:span text:style-name="T1"> <text:s/></text:span><text:span text:style-name="T2">string a</text:span><text:line-break/><text:span text:style-name="T1"> <text:s/></text:span><text:span text:style-name="T2">a = "a string"</text:span><text:line-break/><text:span text:style-name="T1"> <text:s/></text:span><text:span text:style-name="T2">string b</text:span><text:line-break/><text:span text:style-name="T1"> <text:s/></text:span><text:span text:style-name="T2">b = a</text:span><text:line-break/><text:span text:style-name="T1"> <text:s/></text:span><text:span text:style-name="T2">print(b)</text:span><text:line-break/><text:span text:style-name="T1"> </text:span><text:span text:style-name="T2">}</text:span><text:line-break/><text:span text:style-name="T1"> </text:span><text:span text:style-name="T2">print(a)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9 00 8D 30 00 A9 06 8D 30 00 A9 FF 8D</text:p>
            <text:p text:style-name="P3">31 00 A9 F7 8D 31 00 A9 FF 8D 32 00 AD 31 00 8D</text:p>
            <text:p text:style-name="P3">32 00 AC 32 00 A2 02 FF AC 30 00 A2 01 FF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61 20 73 74 72 69 6E 67 00</text:p>
            <text:p text:style-name="P3"/>
          </table:table-cell>
          <table:table-cell table:style-name="Table1.C2" office:value-type="string">
            <text:p text:style-name="P1">a string6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string b</text:span><text:line-break/><text:span text:style-name="T1"> </text:span><text:span text:style-name="T2">b = "bee"</text:span><text:line-break/><text:span text:style-name="T1"> </text:span><text:span text:style-name="T2">{</text:span><text:line-break/><text:span text:style-name="T1"> <text:s text:c="2"/></text:span><text:span text:style-name="T2">a = 1</text:span><text:line-break/><text:span text:style-name="T1"> <text:s text:c="2"/></text:span><text:span text:style-name="T2">print(b)</text:span><text:line-break/><text:span text:style-name="T1"> <text:s text:c="2"/></text:span><text:span text:style-name="T2">print(a)</text:span><text:line-break/><text:span text:style-name="T1"> </text:span><text:span text:style-name="T2">}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9 00 8D 25 00 A9 FF 8D 26 00 A9 FC 8D</text:p>
            <text:p text:style-name="P3">26 00 A9 01 8D 25 00 AC 26 00 A2 02 FF AC 25 00</text:p>
            <text:p text:style-name="P3">A2 01 FF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62 65 65 00</text:p>
            <text:p text:style-name="P3"/>
          </table:table-cell>
          <table:table-cell table:style-name="Table1.C2" office:value-type="string">
            <text:p text:style-name="P1">bee1</text:p>
          </table:table-cell>
        </table:table-row>
        <table:table-row>
          <table:table-cell table:style-name="Table1.A2" office:value-type="string">
            <text:p text:style-name="P1">while true {</text:p>
            <text:p text:style-name="P1"><text:s/>print("hi")</text:p>
            <text:p text:style-name="P1"><text:s/>while false {}</text:p>
            <text:p text:style-name="P1"><text:s/>print("bye")</text:p>
            <text:p text:style-name="P1">} $</text:p>
          </table:table-cell>
          <table:table-cell table:style-name="Table1.A2" office:value-type="string">
            <text:p text:style-name="P3">AC 13 00 A9 01 8D 3E 00 A2 01 EC 3E 00 D0 2E A0</text:p>
            <text:p text:style-name="P3">FD A2 02 FF A9 00 8D 3E 00 A2 01 EC 3E 00 D0 0C</text:p>
            <text:p text:style-name="P3">A9 01 8D 3E 00 A2 00 EC 3E 00 D0 EA A0 F9 A2 02</text:p>
            <text:p text:style-name="P3">FF A9 01 8D 3E 00 A2 00 EC 3E 00 D0 C8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62 79 65 00 68 69 00</text:p>
            <text:p text:style-name="P3"/>
          </table:table-cell>
          <table:table-cell table:style-name="Table1.C2" office:value-type="string">
            <text:p text:style-name="P1">Hibyehibyehibye … (this one loops infinitely!)</text:p>
          </table:table-cell>
        </table:table-row>
        <table:table-row>
          <table:table-cell table:style-name="Table1.A2" office:value-type="string">
            <text:p text:style-name="P1">{</text:p>
            <text:p text:style-name="P1">int a</text:p>
            <text:p text:style-name="P1">a = 1</text:p>
            <text:p text:style-name="P1">int b</text:p>
            <text:p text:style-name="P1">b = 1</text:p>
            <text:p text:style-name="P1">while(1==a) {</text:p>
            <text:p text:style-name="P1"><text:s/>b = 1 + b</text:p>
            <text:p text:style-name="P1"><text:s/>print(b)</text:p>
            <text:p text:style-name="P1"><text:s/>if (b==3) {</text:p>
            <text:p text:style-name="P1"><text:s text:c="2"/>a = 1 + a</text:p>
            <text:p text:style-name="P1"><text:s/>}</text:p>
            <text:p text:style-name="P1"><text:soft-page-break/><text:s/>print(“done”)</text:p>
            <text:p text:style-name="P1">}</text:p>
            <text:p text:style-name="P1">} $</text:p>
          </table:table-cell>
          <table:table-cell table:style-name="Table1.A2" office:value-type="string">
            <text:p text:style-name="P3">AC 13 00 A9 00 8D A2 00 A9 01 8D A2 00 A9 00 8D</text:p>
            <text:p text:style-name="P3">A3 00 A9 01 8D A3 00 A9 01 8D A4 00 AD A2 00 8D</text:p>
            <text:p text:style-name="P3">A1 00 AE A4 00 EC A1 00 D0 0C A9 01 8D A1 00 A2</text:p>
            <text:p text:style-name="P3">00 EC A1 00 D0 05 A9 00 8D A1 00 A2 01 EC A1 00</text:p>
            <text:p text:style-name="P3">D0 5E A9 01 6D A3 00 8D A1 00 AD A1 00 8D A3 00</text:p>
            <text:p text:style-name="P3">AC A3 00 A2 01 FF AD A3 00 8D A5 00 A9 03 8D A1</text:p>
            <text:p text:style-name="P3">00 AE A5 00 EC A1 00 D0 0C A9 01 8D A1 00 A2 00</text:p>
            <text:p text:style-name="P3">EC A1 00 D0 05 A9 00 8D A1 00 A2 01 EC A1 00 D0</text:p>
            <text:p text:style-name="P3">0E A9 01 6D A2 00 8D A1 00 AD A1 00 8D A2 00 A0</text:p>
            <text:p text:style-name="P3">FB A2 02 FF A9 01 8D A1 00 A2 00 EC A1 00 D0 79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<text:soft-page-break/>00 00 00 00 00 00 00 00 00 00 00 00 00 00 00 00</text:p>
            <text:p text:style-name="P3">00 00 00 00 00 00 00 00 00 00 00 64 6F 6E 65 00</text:p>
            <text:p text:style-name="P3"/>
          </table:table-cell>
          <table:table-cell table:style-name="Table1.C2" office:value-type="string">
            <text:p text:style-name="P1">2done3done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int b</text:span><text:line-break/><text:span text:style-name="T1"> </text:span><text:span text:style-name="T2">b = 2</text:span><text:line-break/><text:span text:style-name="T1"> </text:span><text:span text:style-name="T2">print(b)</text:span><text:line-break/><text:span text:style-name="T2">}</text:span> </text:p>
          </table:table-cell>
          <table:table-cell table:style-name="Table1.A2" office:value-type="string">
            <text:p text:style-name="P3">AC 13 00 A9 00 8D 1A 00 A9 00 8D 1B 00 A9 02 8D</text:p>
            <text:p text:style-name="P3">1B 00 AC 1B 00 A2 01 FF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2">
            <text:p text:style-name="P1">2</text:p>
          </table:table-cell>
        </table:table-row>
        <table:table-row>
          <table:table-cell table:style-name="Table1.A2" office:value-type="string">
            <text:p text:style-name="P1"><text:span text:style-name="T2">{</text:span><text:line-break/><text:span text:style-name="T1"> </text:span><text:span text:style-name="T2">int a</text:span><text:line-break/><text:span text:style-name="T1"> </text:span><text:span text:style-name="T2">int b</text:span><text:line-break/><text:span text:style-name="T1"> </text:span><text:span text:style-name="T2">b = 2</text:span><text:line-break/><text:span text:style-name="T1"> </text:span><text:span text:style-name="T2">print(a)</text:span><text:line-break/><text:span text:style-name="T2">}</text:span><text:line-break/><text:span text:style-name="T2">$</text:span> </text:p>
          </table:table-cell>
          <table:table-cell table:style-name="Table1.A2" office:value-type="string">
            <text:p text:style-name="P3">AC 13 00 A9 00 8D 1A 00 A9 00 8D 1B 00 A9 02 8D</text:p>
            <text:p text:style-name="P3">1B 00 AC 1A 00 A2 01 FF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0">
            <text:p text:style-name="P1">0</text:p>
          </table:table-cell>
        </table:table-row>
        <table:table-row>
          <table:table-cell table:style-name="Table1.A2" office:value-type="string">
            <text:p text:style-name="P1">if true {</text:p>
            <text:p text:style-name="P1"><text:s/>int a</text:p>
            <text:p text:style-name="P1"><text:s/>a = 1</text:p>
            <text:p text:style-name="P1"><text:s/>print(a)</text:p>
            <text:p text:style-name="P1"><text:s/>if true {</text:p>
            <text:p text:style-name="P1"><text:s/>print(1+a)</text:p>
            <text:p text:style-name="P1"><text:s/>}</text:p>
            <text:p text:style-name="P1">} $</text:p>
          </table:table-cell>
          <table:table-cell table:style-name="Table1.A2" office:value-type="string">
            <text:p text:style-name="P3">AC 13 00 A9 01 8D 3A 00 A2 01 EC 3A 00 D0 2A A9</text:p>
            <text:p text:style-name="P3">00 8D 3B 00 A9 01 8D 3B 00 AC 3B 00 A2 01 FF A9</text:p>
            <text:p text:style-name="P3">01 8D 3A 00 A2 01 EC 3A 00 D0 0E A9 01 6D 3B 00</text:p>
            <text:p text:style-name="P3">8D 3A 00 AC 3A 00 A2 01 FF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12">
            <text:p text:style-name="P1">12</text:p>
          </table:table-cell>
        </table:table-row>
        <table:table-row>
          <table:table-cell table:style-name="Table1.A2" office:value-type="string">
            <text:p text:style-name="P1">{</text:p>
            <text:p text:style-name="P1"><text:s text:c="2"/>int a</text:p>
            <text:p text:style-name="P1"><text:s text:c="2"/>a = 1</text:p>
            <text:p text:style-name="P1"><text:s text:c="2"/>print(2+a)</text:p>
            <text:p text:style-name="P1">}</text:p>
          </table:table-cell>
          <table:table-cell table:style-name="Table1.A2" office:value-type="string">
            <text:p text:style-name="P3">AC 13 00 A9 00 8D 1D 00 A9 01 8D 1D 00 A9 02 6D</text:p>
            <text:p text:style-name="P3">1D 00 8D 1C 00 AC 1C 00 A2 01 FF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3">
            <text:p text:style-name="P1">3</text:p>
          </table:table-cell>
        </table:table-row>
        <table:table-row>
          <table:table-cell table:style-name="Table1.A2" office:value-type="string">
            <text:p text:style-name="P1">{</text:p>
            <text:p text:style-name="P1"><text:s text:c="2"/>int b</text:p>
            <text:p text:style-name="P1"><text:s text:c="2"/>b = 4</text:p>
            <text:p text:style-name="P1"><text:soft-page-break/><text:s text:c="2"/>int a</text:p>
            <text:p text:style-name="P1"><text:s text:c="2"/>a = 1 + 2 + b</text:p>
            <text:p text:style-name="P1"><text:s text:c="2"/>print(a)</text:p>
            <text:p text:style-name="P1">}</text:p>
          </table:table-cell>
          <table:table-cell table:style-name="Table1.A2" office:value-type="string">
            <text:p text:style-name="P3">AC 13 00 A9 00 8D 30 00 A9 04 8D 30 00 A9 00 8D</text:p>
            <text:p text:style-name="P3">31 00 A9 02 6D 30 00 8D 2F 00 A9 01 6D 30 00 8D</text:p>
            <text:p text:style-name="P3">2F 00 AD 2F 00 8D 31 00 AC 31 00 A2 01 FF 00 00</text:p>
            <text:p text:style-name="P3">00 00 00 00 00 00 00 00 00 00 00 00 00 00 00 00</text:p>
            <text:p text:style-name="P3"><text:soft-page-break/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5">
            <text:p text:style-name="P1">5</text:p>
          </table:table-cell>
        </table:table-row>
        <table:table-row>
          <table:table-cell table:style-name="Table1.A2" office:value-type="string">
            <text:p text:style-name="P1">{</text:p>
            <text:p text:style-name="P1">boolean a</text:p>
            <text:p text:style-name="P1">a = (1==2)</text:p>
            <text:p text:style-name="P1">print(a)</text:p>
            <text:p text:style-name="P1">a = (1==1)</text:p>
            <text:p text:style-name="P1">print(a)</text:p>
            <text:p text:style-name="P1">a = true</text:p>
            <text:p text:style-name="P1">print(a)</text:p>
            <text:p text:style-name="P1">a = (true==true)</text:p>
            <text:p text:style-name="P1">print(a)</text:p>
            <text:p text:style-name="P1">a = (false==false)</text:p>
            <text:p text:style-name="P1">print(a)</text:p>
            <text:p text:style-name="P1">} $</text:p>
          </table:table-cell>
          <table:table-cell table:style-name="Table1.A2" office:value-type="string">
            <text:p text:style-name="P3">AC 13 00 A9 00 8D D1 00 A9 01 8D D2 00 A9 02 8D</text:p>
            <text:p text:style-name="P3">D0 00 AE D2 00 EC D0 00 D0 0C A9 01 8D D0 00 A2</text:p>
            <text:p text:style-name="P3">00 EC D0 00 D0 05 A9 00 8D D0 00 AD D0 00 8D D1</text:p>
            <text:p text:style-name="P3">00 AC D1 00 A2 01 FF A9 01 8D D3 00 A9 01 8D D0</text:p>
            <text:p text:style-name="P3">00 AE D3 00 EC D0 00 D0 0C A9 01 8D D0 00 A2 00</text:p>
            <text:p text:style-name="P3">EC D0 00 D0 05 A9 00 8D D0 00 AD D0 00 8D D1 00</text:p>
            <text:p text:style-name="P3">AC D1 00 A2 01 FF A9 01 8D D1 00 AC D1 00 A2 01</text:p>
            <text:p text:style-name="P3">FF A9 01 8D D4 00 A9 01 8D D0 00 AE D4 00 EC D0</text:p>
            <text:p text:style-name="P3">00 D0 0C A9 01 8D D0 00 A2 00 EC D0 00 D0 05 A9</text:p>
            <text:p text:style-name="P3">00 8D D0 00 AD D0 00 8D D1 00 AC D1 00 A2 01 FF</text:p>
            <text:p text:style-name="P3">A9 00 8D D5 00 A9 00 8D D0 00 AE D5 00 EC D0 00</text:p>
            <text:p text:style-name="P3">D0 0C A9 01 8D D0 00 A2 00 EC D0 00 D0 05 A9 00</text:p>
            <text:p text:style-name="P3">8D D0 00 AD D0 00 8D D1 00 AC D1 00 A2 01 FF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1111">
            <text:p text:style-name="P1">1111</text:p>
          </table:table-cell>
        </table:table-row>
        <table:table-row>
          <table:table-cell table:style-name="Table1.A2" office:value-type="string">
            <text:p text:style-name="P1">{</text:p>
            <text:p text:style-name="P1">boolean a</text:p>
            <text:p text:style-name="P1">int b</text:p>
            <text:p text:style-name="P1">b = 1</text:p>
            <text:p text:style-name="P1">a = (b==1)</text:p>
            <text:p text:style-name="P1">print(a)</text:p>
            <text:p text:style-name="P1">a = (1==b)</text:p>
            <text:p text:style-name="P1">print(a)</text:p>
            <text:p text:style-name="P1">a = (2==b)</text:p>
            <text:p text:style-name="P1">print(a)</text:p>
            <text:p text:style-name="P1">a = (b==2)</text:p>
            <text:p text:style-name="P1">print(a)</text:p>
            <text:p text:style-name="P1">} $</text:p>
          </table:table-cell>
          <table:table-cell table:style-name="Table1.A2" office:value-type="string">
            <text:p text:style-name="P3">AC 13 00 A9 00 8D D4 00 A9 00 8D D5 00 A9 01 8D</text:p>
            <text:p text:style-name="P3">D5 00 AD D5 00 8D D6 00 A9 01 8D D3 00 AE D6 00</text:p>
            <text:p text:style-name="P3">EC D3 00 D0 0C A9 01 8D D3 00 A2 00 EC D3 00 D0</text:p>
            <text:p text:style-name="P3">05 A9 00 8D D3 00 AD D3 00 8D D4 00 AC D4 00 A2</text:p>
            <text:p text:style-name="P3">01 FF A9 01 8D D7 00 AD D5 00 8D D3 00 AE D7 00</text:p>
            <text:p text:style-name="P3">EC D3 00 D0 0C A9 01 8D D3 00 A2 00 EC D3 00 D0</text:p>
            <text:p text:style-name="P3">05 A9 00 8D D3 00 AD D3 00 8D D4 00 AC D4 00 A2</text:p>
            <text:p text:style-name="P3">01 FF A9 02 8D D8 00 AD D5 00 8D D3 00 AE D8 00</text:p>
            <text:p text:style-name="P3">EC D3 00 D0 0C A9 01 8D D3 00 A2 00 EC D3 00 D0</text:p>
            <text:p text:style-name="P3">05 A9 00 8D D3 00 AD D3 00 8D D4 00 AC D4 00 A2</text:p>
            <text:p text:style-name="P3">01 FF AD D5 00 8D D9 00 A9 02 8D D3 00 AE D9 00</text:p>
            <text:p text:style-name="P3">EC D3 00 D0 0C A9 01 8D D3 00 A2 00 EC D3 00 D0</text:p>
            <text:p text:style-name="P3">05 A9 00 8D D3 00 AD D3 00 8D D4 00 AC D4 00 A2</text:p>
            <text:p text:style-name="P3">01 FF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1100">
            <text:p text:style-name="P1">1100</text:p>
          </table:table-cell>
        </table:table-row>
        <table:table-row>
          <table:table-cell table:style-name="Table1.A2" office:value-type="string">
            <text:p text:style-name="P1">{</text:p>
            <text:p text:style-name="P1">boolean a</text:p>
            <text:p text:style-name="P1">a = (1+2==3)</text:p>
            <text:p text:style-name="P1">print(a)</text:p>
            <text:p text:style-name="P1">a = (3==1+2)</text:p>
            <text:p text:style-name="P1">print(a)</text:p>
            <text:p text:style-name="P1">} $</text:p>
          </table:table-cell>
          <table:table-cell table:style-name="Table1.A2" office:value-type="string">
            <text:p text:style-name="P3">AC 13 00 A9 00 8D 84 00 A9 02 8D 83 00 A9 01 6D</text:p>
            <text:p text:style-name="P3">83 00 8D 83 00 AD 83 00 8D 85 00 A9 03 8D 83 00</text:p>
            <text:p text:style-name="P3">AE 85 00 EC 83 00 D0 0C A9 01 8D 83 00 A2 00 EC</text:p>
            <text:p text:style-name="P3">83 00 D0 05 A9 00 8D 83 00 AD 83 00 8D 84 00 AC</text:p>
            <text:p text:style-name="P3">84 00 A2 01 FF A9 03 8D 86 00 A9 02 8D 83 00 A9</text:p>
            <text:p text:style-name="P3">01 6D 83 00 8D 83 00 AD 83 00 8D 83 00 AE 86 00</text:p>
            <text:p text:style-name="P3">EC 83 00 D0 0C A9 01 8D 83 00 A2 00 EC 83 00 D0</text:p>
            <text:p text:style-name="P3">05 A9 00 8D 83 00 AD 83 00 8D 84 00 AC 84 00 A2</text:p>
            <text:p text:style-name="P3">01 FF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11">
            <text:p text:style-name="P1">11</text:p>
          </table:table-cell>
        </table:table-row>
        <table:table-row>
          <table:table-cell table:style-name="Table1.A2" office:value-type="string">
            <text:p text:style-name="P1">{</text:p>
            <text:p text:style-name="P1">int a</text:p>
            <text:p text:style-name="P1">a = 1</text:p>
            <text:p text:style-name="P1">int b</text:p>
            <text:p text:style-name="P1">b = 2</text:p>
            <text:p text:style-name="P1">print((b==2))</text:p>
            <text:p text:style-name="P1">} $</text:p>
          </table:table-cell>
          <table:table-cell table:style-name="Table1.A2" office:value-type="string">
            <text:p text:style-name="P3">AC 13 00 A9 00 8D 43 00 A9 01 8D 43 00 A9 00 8D</text:p>
            <text:p text:style-name="P3">44 00 A9 02 8D 44 00 AD 44 00 8D 45 00 A9 02 8D</text:p>
            <text:p text:style-name="P3">42 00 AE 45 00 EC 42 00 D0 0C A9 01 8D 42 00 A2</text:p>
            <text:p text:style-name="P3">00 EC 42 00 D0 05 A9 00 8D 42 00 AC 42 00 A2 01</text:p>
            <text:p text:style-name="P3">FF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<text:soft-page-break/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1">
            <text:p text:style-name="P1">1</text:p>
          </table:table-cell>
        </table:table-row>
        <table:table-row>
          <table:table-cell table:style-name="Table1.A2" office:value-type="string">
            <text:p text:style-name="P1">{</text:p>
            <text:p text:style-name="P1">int a</text:p>
            <text:p text:style-name="P1">a = 5</text:p>
            <text:p text:style-name="P1">if (1==1) {</text:p>
            <text:p text:style-name="P1"><text:s/>print(a)</text:p>
            <text:p text:style-name="P1">}</text:p>
            <text:p text:style-name="P1">a = 1 + a</text:p>
            <text:p text:style-name="P1">print(a)</text:p>
            <text:p text:style-name="P1">} $</text:p>
          </table:table-cell>
          <table:table-cell table:style-name="Table1.A2" office:value-type="string">
            <text:p text:style-name="P3">AC 13 00 A9 00 8D 53 00 A9 05 8D 53 00 A9 01 8D</text:p>
            <text:p text:style-name="P3">54 00 A9 01 8D 52 00 AE 54 00 EC 52 00 D0 0C A9</text:p>
            <text:p text:style-name="P3">01 8D 52 00 A2 00 EC 52 00 D0 05 A9 00 8D 52 00</text:p>
            <text:p text:style-name="P3">A2 01 EC 52 00 D0 06 AC 53 00 A2 01 FF A9 01 6D</text:p>
            <text:p text:style-name="P3">53 00 8D 52 00 AD 52 00 8D 53 00 AC 53 00 A2 01</text:p>
            <text:p text:style-name="P3">FF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/>
          </table:table-cell>
          <table:table-cell table:style-name="Table1.C10" office:value-type="float" office:value="56">
            <text:p text:style-name="P1">56</text:p>
          </table:table-cell>
        </table:table-row>
        <table:table-row>
          <table:table-cell table:style-name="Table1.A2" office:value-type="string">
            <text:p text:style-name="P1">{</text:p>
            <text:p text:style-name="P1">string a</text:p>
            <text:p text:style-name="P1">string b</text:p>
            <text:p text:style-name="P1">string c</text:p>
            <text:p text:style-name="P1">string d</text:p>
            <text:p text:style-name="P1">a = "anna anna anna anna anna anna anna anna anna anna"</text:p>
            <text:p text:style-name="P1">b = "abcdef fedcba abcdef fedcba abcdef fedcba"</text:p>
            <text:p text:style-name="P1">c = "this is a very very very long string"</text:p>
            <text:p text:style-name="P1">d = "this one is really really really long too"</text:p>
            <text:p text:style-name="P1">if (1+2==3+4) {}</text:p>
            <text:p text:style-name="P1">print(a)</text:p>
            <text:p text:style-name="P1">print(b)</text:p>
            <text:p text:style-name="P1">print(c)</text:p>
            <text:p text:style-name="P1">} $</text:p>
          </table:table-cell>
          <table:table-cell table:style-name="Table1.A2" office:value-type="string">
            <text:p text:style-name="P3">Sorry man, the heap collided with the stack. </text:p>
            <text:p text:style-name="P3">You don't want to see the result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{</text:p>
            <text:p text:style-name="P1">int a</text:p>
            <text:p text:style-name="P1">a = 5</text:p>
            <text:p text:style-name="P1">print(1-a)</text:p>
            <text:p text:style-name="P1">} $</text:p>
          </table:table-cell>
          <table:table-cell table:style-name="Table1.A2" office:value-type="string">
            <text:p text:style-name="P3">Compile error: Can't subtract variables until the OS implements a subtraction operation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f (false==(1==2)) {print(“false”)}$</text:p>
          </table:table-cell>
          <table:table-cell table:style-name="Table1.A2" office:value-type="string">
            <text:p text:style-name="P3">AC 13 00 A9 00 8D 55 00 A9 01 8D 56 00 A9 02 8D</text:p>
            <text:p text:style-name="P3">54 00 AE 56 00 EC 54 00 D0 0C A9 01 8D 54 00 A2</text:p>
            <text:p text:style-name="P3">00 EC 54 00 D0 05 A9 00 8D 54 00 8D 54 00 AE 55</text:p>
            <text:p text:style-name="P3">00 EC 54 00 D0 0C A9 01 8D 54 00 A2 00 EC 54 00</text:p>
            <text:p text:style-name="P3">D0 05 A9 00 8D 54 00 A2 01 EC 54 00 D0 05 A0 FA</text:p>
            <text:p text:style-name="P3">A2 02 FF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66 61 6C 73 65 00</text:p>
            <text:p text:style-name="P3"/>
          </table:table-cell>
          <table:table-cell table:style-name="Table1.C2" office:value-type="string">
            <text:p text:style-name="P1">false (and lovely OpenOffice insists on capitalizing the word if it's in the text box by itself)</text:p>
          </table:table-cell>
        </table:table-row>
        <table:table-row>
          <table:table-cell table:style-name="Table1.A2" office:value-type="string">
            <text:p text:style-name="P1">if ((1==2)==true)) {print(“true”)}$</text:p>
          </table:table-cell>
          <table:table-cell table:style-name="Table1.A2" office:value-type="string">
            <text:p text:style-name="P3">AC 13 00 A9 01 8D 55 00 A9 02 8D 54 00 AE 55 00</text:p>
            <text:p text:style-name="P3">EC 54 00 D0 0C A9 01 8D 54 00 A2 00 EC 54 00 D0</text:p>
            <text:p text:style-name="P3">05 A9 00 8D 54 00 8D 56 00 A9 01 8D 54 00 AE 56</text:p>
            <text:p text:style-name="P3"><text:soft-page-break/>00 EC 54 00 D0 0C A9 01 8D 54 00 A2 00 EC 54 00</text:p>
            <text:p text:style-name="P3">D0 05 A9 00 8D 54 00 A2 01 EC 54 00 D0 05 A0 FB</text:p>
            <text:p text:style-name="P3">A2 02 FF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00 00 00 00 00</text:p>
            <text:p text:style-name="P3">00 00 00 00 00 00 00 00 00 00 00 74 72 75 65 00</text:p>
            <text:p text:style-name="P3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Clayton</meta:initial-creator>
    <meta:creation-date>2013-05-07T09:55:36.97</meta:creation-date>
    <dc:date>2013-05-07T16:59:23.64</dc:date>
    <dc:creator>Anna Clayton</dc:creator>
    <meta:editing-duration>PT00H47M55S</meta:editing-duration>
    <meta:editing-cycles>6</meta:editing-cycles>
    <meta:generator>OpenOffice.org/3.2$Win32 OpenOffice.org_project/320m18$Build-9502</meta:generator>
    <meta:document-statistic meta:table-count="1" meta:image-count="0" meta:object-count="0" meta:page-count="6" meta:paragraph-count="461" meta:word-count="5607" meta:character-count="17130"/>
  </office:meta>
</office:document-meta>
</file>